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reating a To-Do List App with Tkinter in Python: A 5-Step Tutorial</text:span></text:p>
      <text:p text:style-name="Standard"/>
      <text:p text:style-name="Text_20_body">In this tutorial, you will learn how to create a to-do list app with a graphical user interface (GUI) using Python and the Tkinter library. This app allows you to add tasks, mark them as completed, and automatically delete them when completed. Follow these five steps to build your own to-do list app.</text:p>
      <text:p text:style-name="Text_20_body"><text:span text:style-name="Strong_20_Emphasis">Step 1: Set Up Your Environment</text:span></text:p>
      <text:p text:style-name="Text_20_body">Start by setting up your development environment:</text:p>
      <text:list xml:id="list3438462881" text:style-name="L1">
        <text:list-item>
          <text:p text:style-name="P3">Make sure you have Python installed (Python 3 is recommended).</text:p>
        </text:list-item>
        <text:list-item>
          <text:p text:style-name="P3">Tkinter is typically included with Python, so you don't need to install it separately.</text:p>
        </text:list-item>
        <text:list-item>
          <text:p text:style-name="P2">Create a new directory for your project, and inside that directory, create a Python file (e.g., <text:span text:style-name="Source_20_Text">todo_gui.py</text:span>) to hold your code.</text:p>
        </text:list-item>
      </text:list>
      <text:p text:style-name="Text_20_body"><text:span text:style-name="Strong_20_Emphasis">Step 2: Define Data Structures</text:span></text:p>
      <text:p text:style-name="Text_20_body">In this step, you'll define the data structures to store your tasks. We'll use a list of dictionaries, where each dictionary represents a task with a name and completion status.</text:p>
      <text:p text:style-name="P1">python</text:p>
      <text:p text:style-name="P1"><text:span text:style-name="Source_20_Text">tasks = []</text:span></text:p>
      <text:p text:style-name="Text_20_body"><text:span text:style-name="Strong_20_Emphasis">Step 3: Create the GUI</text:span></text:p>
      <text:p text:style-name="Text_20_body">Using Tkinter, create a graphical user interface for your app. Define functions for adding tasks, marking them as completed, and updating the task list. Also, create the main app window.</text:p>
      <text:p text:style-name="Text_20_body"><text:span text:style-name="Strong_20_Emphasis">Step 4: Implement Functionality</text:span></text:p>
      <text:p text:style-name="Text_20_body">Implement the core functionality of your app:</text:p>
      <text:list xml:id="list2928349933" text:style-name="L2">
        <text:list-item>
          <text:p text:style-name="P5">Add tasks to the list.</text:p>
        </text:list-item>
        <text:list-item>
          <text:p text:style-name="P4">Mark tasks as completed and remove them from the list when completed.</text:p>
        </text:list-item>
      </text:list>
      <text:p text:style-name="P1">python</text:p>
      <text:p text:style-name="Preformatted_20_Text"><text:span text:style-name="Source_20_Text">def add_task():</text:span></text:p>
      <text:p text:style-name="Preformatted_20_Text"><text:span text:style-name="Source_20_Text"><text:s text:c="4"/># Implement the add_task function</text:span></text:p>
      <text:p text:style-name="Preformatted_20_Text"/>
      <text:p text:style-name="Preformatted_20_Text"><text:span text:style-name="Source_20_Text">def mark_completed():</text:span></text:p>
      <text:p text:style-name="P1"><text:span text:style-name="Source_20_Text"><text:s text:c="4"/># Implement the mark_completed function</text:span></text:p>
      <text:p text:style-name="Text_20_body"><text:span text:style-name="Strong_20_Emphasis">Step 5: Run Your To-Do List App</text:span></text:p>
      <text:p text:style-name="Text_20_body">Finally, start the Tkinter main loop to run your app. This will display the GUI, and you can interact with it by adding tasks, marking them as completed, and observing the task list update.</text:p>
      <text:p text:style-name="P1">python</text:p>
      <text:p text:style-name="Preformatted_20_Text"><text:span text:style-name="Source_20_Text"># Start the Tkinter main loop</text:span></text:p>
      <text:p text:style-name="P1"><text:span text:style-name="Source_20_Text">app.mainloop()</text:span></text:p>
      <text:p text:style-name="Text_20_body">With these five steps, you've successfully created a to-do list app with Python and Tkinter. You can further customize and expand your app by adding features such as task deletion, task persistence, and more advanced user interface elements. Happy cod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5:23:19.479418909</meta:creation-date>
    <dc:date>2023-09-23T15:25:00.160011866</dc:date>
    <meta:editing-duration>PT1M39S</meta:editing-duration>
    <meta:editing-cycles>4</meta:editing-cycles>
    <meta:generator>LibreOffice/7.3.7.2$Linux_X86_64 LibreOffice_project/30$Build-2</meta:generator>
    <meta:document-statistic meta:table-count="0" meta:image-count="0" meta:object-count="0" meta:page-count="1" meta:paragraph-count="28" meta:word-count="334" meta:character-count="1972" meta:non-whitespace-character-count="1663"/>
  </office:meta>
</office:document-meta>
</file>